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b7" officeooo:paragraph-rsid="000389b7"/>
    </style:style>
    <style:style style:name="P2" style:family="paragraph" style:parent-style-name="Standard">
      <style:text-properties officeooo:rsid="000389b7" officeooo:paragraph-rsid="000389b7"/>
    </style:style>
    <style:style style:name="P3" style:family="paragraph" style:parent-style-name="Standard">
      <style:text-properties officeooo:rsid="00044c66" officeooo:paragraph-rsid="00044c66"/>
    </style:style>
    <style:style style:name="P4" style:family="paragraph" style:parent-style-name="Standard" style:list-style-name="L1">
      <style:text-properties officeooo:rsid="00044c66" officeooo:paragraph-rsid="00044c66"/>
    </style:style>
    <style:style style:name="P5" style:family="paragraph" style:parent-style-name="Standard">
      <style:text-properties officeooo:rsid="0004d76b" officeooo:paragraph-rsid="0004d76b"/>
    </style:style>
    <style:style style:name="P6" style:family="paragraph" style:parent-style-name="Standard" style:list-style-name="L2">
      <style:text-properties officeooo:paragraph-rsid="0004d76b"/>
    </style:style>
    <style:style style:name="P7" style:family="paragraph" style:parent-style-name="Standard" style:list-style-name="L2">
      <style:text-properties officeooo:rsid="0005d177" officeooo:paragraph-rsid="0005d177"/>
    </style:style>
    <style:style style:name="P8" style:family="paragraph" style:parent-style-name="Standard">
      <style:text-properties officeooo:paragraph-rsid="0005d177"/>
    </style:style>
    <style:style style:name="P9" style:family="paragraph" style:parent-style-name="Standard" style:list-style-name="L3">
      <style:text-properties officeooo:rsid="0006a6b3" officeooo:paragraph-rsid="0006a6b3"/>
    </style:style>
    <style:style style:name="P10" style:family="paragraph" style:parent-style-name="Standard">
      <style:text-properties officeooo:rsid="0006f2f0" officeooo:paragraph-rsid="0006f2f0"/>
    </style:style>
    <style:style style:name="P11" style:family="paragraph" style:parent-style-name="Standard" style:list-style-name="L4">
      <style:text-properties officeooo:rsid="0006f2f0" officeooo:paragraph-rsid="0006f2f0"/>
    </style:style>
    <style:style style:name="P12" style:family="paragraph" style:parent-style-name="Standard">
      <style:text-properties officeooo:paragraph-rsid="0008649f"/>
    </style:style>
    <style:style style:name="T1" style:family="text">
      <style:text-properties officeooo:rsid="0004d76b"/>
    </style:style>
    <style:style style:name="T2" style:family="text">
      <style:text-properties officeooo:rsid="0005d177"/>
    </style:style>
    <style:style style:name="T3" style:family="text">
      <style:text-properties officeooo:rsid="0008649f"/>
    </style:style>
    <style:style style:name="T4" style:family="text">
      <style:text-properties fo:color="#008000" style:font-name="Droid Sans Mono" fo:font-size="12pt" fo:font-weight="normal" fo:background-color="#ffffff" loext:char-shading-value="0"/>
    </style:style>
    <style:style style:name="T5" style:family="text">
      <style:text-properties fo:color="#008000" style:font-name="Droid Sans Mono" fo:font-size="12pt" fo:font-weight="normal" officeooo:rsid="0008649f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utline</text:p>
      <text:h text:style-name="Heading_20_1" text:outline-level="1">Day 01</text:h>
      <text:p text:style-name="P1">One line text in html file and how it displays on the browser</text:p>
      <text:p text:style-name="P1">add &lt;strong&gt; tag</text:p>
      <text:p text:style-name="P1">doctype tag</text:p>
      <text:p text:style-name="P1">html minimal structure</text:p>
      <text:p text:style-name="P1">title tag</text:p>
      <text:p text:style-name="P3">Tags covered:</text:p>
      <text:list xml:id="list3402567209" text:style-name="L1">
        <text:list-item>
          <text:p text:style-name="P4">br</text:p>
        </text:list-item>
        <text:list-item>
          <text:p text:style-name="P4">hr</text:p>
        </text:list-item>
        <text:list-item>
          <text:p text:style-name="P4">strong</text:p>
        </text:list-item>
        <text:list-item>
          <text:p text:style-name="P4">b</text:p>
        </text:list-item>
        <text:list-item>
          <text:p text:style-name="P4">i</text:p>
        </text:list-item>
        <text:list-item>
          <text:p text:style-name="P4">sub</text:p>
        </text:list-item>
        <text:list-item>
          <text:p text:style-name="P4">sup</text:p>
        </text:list-item>
      </text:list>
      <text:p text:style-name="P3"/>
      <text:h text:style-name="Heading_20_1" text:outline-level="1">Day 02</text:h>
      <text:p text:style-name="P5">Tags covered:</text:p>
      <text:list xml:id="list1751193291" text:style-name="L2">
        <text:list-item>
          <text:p text:style-name="P7">span</text:p>
        </text:list-item>
        <text:list-item>
          <text:p text:style-name="P6"><text:span text:style-name="T1">div</text:span></text:p>
        </text:list-item>
      </text:list>
      <text:p text:style-name="P8"><text:span text:style-name="T2">tag property</text:span></text:p>
      <text:list xml:id="list3883565742" text:style-name="L3">
        <text:list-item>
          <text:p text:style-name="P9">id</text:p>
        </text:list-item>
        <text:list-item>
          <text:p text:style-name="P9">style</text:p>
        </text:list-item>
      </text:list>
      <text:p text:style-name="P10">Styles:</text:p>
      <text:list xml:id="list2311856426" text:style-name="L4">
        <text:list-item>
          <text:p text:style-name="P11">color</text:p>
        </text:list-item>
        <text:list-item>
          <text:p text:style-name="P11">background-color</text:p>
        </text:list-item>
        <text:list-item>
          <text:p text:style-name="P11">font-weight</text:p>
        </text:list-item>
      </text:list>
      <text:p text:style-name="P10"/>
      <text:p text:style-name="P12"><text:span text:style-name="T3">HTML comment: </text:span><text:span text:style-name="T4">&lt;!-- </text:span><text:span text:style-name="T5">--&gt;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9:46:32.961684647</meta:creation-date>
    <dc:date>2021-05-27T20:43:24.923362895</dc:date>
    <meta:editing-duration>PT1H37M7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68" meta:character-count="297" meta:non-whitespace-character-count="271"/>
  </office:meta>
</office:document-meta>
</file>